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e80a" officeooo:paragraph-rsid="000ce80a"/>
    </style:style>
    <style:style style:name="P2" style:family="paragraph" style:parent-style-name="Standard">
      <style:text-properties officeooo:rsid="000ce80a" officeooo:paragraph-rsid="000e7eee"/>
    </style:style>
    <style:style style:name="P3" style:family="paragraph" style:parent-style-name="Standard">
      <style:text-properties officeooo:rsid="000e7eee" officeooo:paragraph-rsid="000e7eee"/>
    </style:style>
    <style:style style:name="P4" style:family="paragraph" style:parent-style-name="Standard">
      <style:text-properties officeooo:rsid="000eb0b0" officeooo:paragraph-rsid="000eb0b0"/>
    </style:style>
    <style:style style:name="P5" style:family="paragraph" style:parent-style-name="Standard">
      <style:text-properties officeooo:rsid="000eb0b0" officeooo:paragraph-rsid="000fd544"/>
    </style:style>
    <style:style style:name="P6" style:family="paragraph" style:parent-style-name="Standard">
      <style:text-properties officeooo:rsid="000eb0b0" officeooo:paragraph-rsid="00112001"/>
    </style:style>
    <style:style style:name="P7" style:family="paragraph" style:parent-style-name="Standard">
      <style:text-properties officeooo:paragraph-rsid="000e7eee"/>
    </style:style>
    <style:style style:name="P8" style:family="paragraph" style:parent-style-name="Standard">
      <style:text-properties officeooo:rsid="00112001" officeooo:paragraph-rsid="00112001"/>
    </style:style>
    <style:style style:name="P9" style:family="paragraph" style:parent-style-name="Standard">
      <style:text-properties officeooo:paragraph-rsid="00112001"/>
    </style:style>
    <style:style style:name="P10" style:family="paragraph" style:parent-style-name="Standard">
      <style:text-properties fo:font-style="italic" fo:font-weight="bold" officeooo:rsid="001308c5" officeooo:paragraph-rsid="001308c5" style:font-style-asian="italic" style:font-weight-asian="bold" style:font-style-complex="italic" style:font-weight-complex="bold"/>
    </style:style>
    <style:style style:name="P11" style:family="paragraph" style:parent-style-name="Standard">
      <style:text-properties officeooo:rsid="00120c50" officeooo:paragraph-rsid="00120c50"/>
    </style:style>
    <style:style style:name="P12" style:family="paragraph" style:parent-style-name="Standard" style:list-style-name="L1">
      <style:text-properties officeooo:paragraph-rsid="00112001"/>
    </style:style>
    <style:style style:name="P13" style:family="paragraph" style:parent-style-name="Standard" style:list-style-name="L1">
      <style:text-properties officeooo:paragraph-rsid="0012423a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112001" officeooo:paragraph-rsid="00112001" style:font-weight-asian="bold" style:font-weight-complex="bold"/>
    </style:style>
    <style:style style:name="P15" style:family="paragraph" style:parent-style-name="Standard" style:list-style-name="L1">
      <style:text-properties officeooo:rsid="0012423a" officeooo:paragraph-rsid="0012423a"/>
    </style:style>
    <style:style style:name="P16" style:family="paragraph" style:parent-style-name="Standard" style:list-style-name="L3">
      <style:text-properties fo:font-variant="normal" fo:text-transform="none" fo:color="#000000" style:text-line-through-style="none" style:text-line-through-type="none" style:font-name="Liberation Serif1" fo:font-size="12pt" fo:font-style="normal" style:text-underline-style="none" fo:font-weight="normal" officeooo:rsid="001308c5" officeooo:paragraph-rsid="001308c5" style:text-blinking="false" fo:background-color="transparent" style:font-style-asian="italic" style:font-weight-asian="bold" style:font-style-complex="italic" style:font-weight-complex="bold"/>
    </style:style>
    <style:style style:name="P17" style:family="paragraph" style:parent-style-name="Standard" style:list-style-name="L4">
      <style:text-properties fo:font-variant="normal" fo:text-transform="none" fo:color="#000000" style:text-line-through-style="none" style:text-line-through-type="none" style:font-name="Liberation Serif1" fo:font-size="12pt" fo:font-style="normal" style:text-underline-style="none" fo:font-weight="normal" officeooo:rsid="001308c5" officeooo:paragraph-rsid="001308c5" style:text-blinking="false" fo:background-color="transparent" style:font-style-asian="normal" style:font-weight-asian="normal" style:font-style-complex="normal" style:font-weight-complex="normal"/>
    </style:style>
    <style:style style:name="P18" style:family="paragraph" style:parent-style-name="Standard" style:list-style-name="L5">
      <style:text-properties fo:font-variant="normal" fo:text-transform="none" fo:color="#000000" style:text-line-through-style="none" style:text-line-through-type="none" style:font-name="Liberation Serif1" fo:font-size="12pt" fo:font-style="normal" style:text-underline-style="none" fo:font-weight="normal" officeooo:rsid="0015c5fd" officeooo:paragraph-rsid="0015c5fd" style:text-blinking="false" fo:background-color="transparent" style:font-style-asian="normal" style:font-weight-asian="normal" style:font-style-complex="normal" style:font-weight-complex="normal"/>
    </style:style>
    <style:style style:name="P19" style:family="paragraph" style:parent-style-name="Standard" style:list-style-name="L6">
      <style:text-properties fo:font-variant="normal" fo:text-transform="none" fo:color="#000000" style:text-line-through-style="none" style:text-line-through-type="none" style:font-name="Liberation Serif1" fo:font-size="12pt" fo:font-style="normal" style:text-underline-style="none" fo:font-weight="normal" officeooo:rsid="0015c5fd" officeooo:paragraph-rsid="00161505" style:text-blinking="false" fo:background-color="transparent" style:font-style-asian="normal" style:font-weight-asian="normal" style:font-style-complex="normal" style:font-weight-complex="normal"/>
    </style:style>
    <style:style style:name="P20" style:family="paragraph" style:parent-style-name="Standard" style:list-style-name="L7">
      <style:text-properties fo:font-variant="normal" fo:text-transform="none" fo:color="#000000" style:text-line-through-style="none" style:text-line-through-type="none" style:font-name="Liberation Serif1" fo:font-size="12pt" fo:font-style="normal" style:text-underline-style="none" fo:font-weight="normal" officeooo:rsid="0015c5fd" officeooo:paragraph-rsid="0015c5fd" style:text-blinking="false" fo:background-color="transparent" style:font-style-asian="normal" style:font-weight-asian="normal" style:font-style-complex="normal" style:font-weight-complex="normal"/>
    </style:style>
    <style:style style:name="P21" style:family="paragraph" style:parent-style-name="Standard" style:list-style-name="L6">
      <style:text-properties fo:font-variant="normal" fo:text-transform="none" fo:color="#000000" style:text-line-through-style="none" style:text-line-through-type="none" style:font-name="Liberation Serif1" fo:font-size="12pt" fo:font-style="normal" style:text-underline-style="none" fo:font-weight="normal" officeooo:rsid="00161505" officeooo:paragraph-rsid="00161505" style:text-blinking="false" fo:background-color="transparent" style:font-style-asian="normal" style:font-weight-asian="normal" style:font-style-complex="normal" style:font-weight-complex="normal"/>
    </style:style>
    <style:style style:name="P22" style:family="paragraph" style:parent-style-name="Standard" style:list-style-name="L6">
      <style:text-properties fo:font-variant="normal" fo:text-transform="none" fo:color="#000000" style:text-line-through-style="none" style:text-line-through-type="none" style:font-name="Liberation Serif1" fo:font-size="12pt" fo:font-style="normal" style:text-underline-style="none" fo:font-weight="normal" officeooo:rsid="00161505" officeooo:paragraph-rsid="0016cccc" style:text-blinking="false" fo:background-color="transparent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variant="normal" fo:text-transform="none" fo:color="#000000" style:text-line-through-style="none" style:text-line-through-type="none" style:font-name="Liberation Serif1" fo:font-size="12pt" fo:font-style="italic" style:text-underline-style="none" fo:font-weight="bold" officeooo:rsid="001308c5" officeooo:paragraph-rsid="001308c5" style:text-blinking="false" fo:background-color="transparent" style:font-style-asian="italic" style:font-weight-asian="bold" style:font-style-complex="italic" style:font-weight-complex="bold"/>
    </style:style>
    <style:style style:name="P24" style:family="paragraph" style:parent-style-name="Standard">
      <style:text-properties fo:font-variant="normal" fo:text-transform="none" fo:color="#000000" style:text-line-through-style="none" style:text-line-through-type="none" style:font-name="Liberation Serif1" fo:font-size="12pt" fo:font-style="italic" style:text-underline-style="none" fo:font-weight="bold" officeooo:rsid="0015c5fd" officeooo:paragraph-rsid="0015c5fd" style:text-blinking="false" fo:background-color="transparent" style:font-style-asian="italic" style:font-weight-asian="bold" style:font-style-complex="italic" style:font-weight-complex="bold"/>
    </style:style>
    <style:style style:name="P25" style:family="paragraph" style:parent-style-name="Standard">
      <style:text-properties fo:font-variant="normal" fo:text-transform="none" fo:color="#000000" style:text-line-through-style="none" style:text-line-through-type="none" style:font-name="Liberation Serif1" fo:font-size="12pt" fo:font-style="italic" style:text-underline-style="none" fo:font-weight="bold" officeooo:rsid="00161505" officeooo:paragraph-rsid="00161505" style:text-blinking="false" fo:background-color="transparent" style:font-style-asian="italic" style:font-weight-asian="bold" style:font-style-complex="italic" style:font-weight-complex="bold"/>
    </style:style>
    <style:style style:name="P26" style:family="paragraph" style:parent-style-name="Standard" style:list-style-name="L3">
      <style:text-properties fo:font-style="normal" fo:font-weight="normal" officeooo:rsid="00161505" officeooo:paragraph-rsid="0016cccc" style:font-style-asian="normal" style:font-weight-asian="normal" style:font-style-complex="normal" style:font-weight-complex="normal"/>
    </style:style>
    <style:style style:name="P27" style:family="paragraph" style:parent-style-name="Standard" style:list-style-name="L6">
      <style:text-properties fo:font-style="normal" fo:font-weight="normal" officeooo:rsid="00161505" officeooo:paragraph-rsid="00161505" style:font-style-asian="normal" style:font-weight-asian="normal" style:font-style-complex="normal" style:font-weight-complex="normal"/>
    </style:style>
    <style:style style:name="T1" style:family="text">
      <style:text-properties officeooo:rsid="000ce80a"/>
    </style:style>
    <style:style style:name="T2" style:family="text">
      <style:text-properties officeooo:rsid="000e7eee"/>
    </style:style>
    <style:style style:name="T3" style:family="text">
      <style:text-properties officeooo:rsid="000eb0b0"/>
    </style:style>
    <style:style style:name="T4" style:family="text">
      <style:text-properties officeooo:rsid="000fd544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0fd544" style:font-style-asian="italic" style:font-style-complex="italic"/>
    </style:style>
    <style:style style:name="T7" style:family="text">
      <style:text-properties fo:font-style="italic" officeooo:rsid="0014e7d9" style:font-style-asian="italic" style:font-style-complex="italic"/>
    </style:style>
    <style:style style:name="T8" style:family="text">
      <style:text-properties fo:font-style="italic" officeooo:rsid="00161505" style:font-style-asian="italic" style:font-style-complex="itali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120c50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112001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0eb0b0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0fd544" style:font-style-asian="italic" style:font-weight-asian="bold" style:font-style-complex="italic" style:font-weight-complex="bold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120c50" style:font-style-asian="italic" style:font-weight-asian="normal" style:font-style-complex="italic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font-name="Liberation Serif1" fo:font-size="12pt" fo:font-style="normal" style:text-underline-style="none" fo:font-weight="normal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style:font-name="Liberation Serif1" fo:font-size="12pt" style:text-underline-style="none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style:font-name="Liberation Serif1" fo:font-size="12pt" style:text-underline-style="none" officeooo:rsid="0016cccc" style:text-blinking="false" fo:background-color="transparent" loext:char-shading-value="0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0fd544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112001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120c50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0eb0b0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bold" officeooo:rsid="00112001" style:font-style-asian="normal" style:font-weight-asian="bold" style:font-style-complex="normal" style:font-weight-complex="bold"/>
    </style:style>
    <style:style style:name="T26" style:family="text">
      <style:text-properties officeooo:rsid="0014e7d9"/>
    </style:style>
    <style:style style:name="T27" style:family="text">
      <style:text-properties officeooo:rsid="00161505"/>
    </style:style>
    <style:style style:name="T28" style:family="text">
      <style:text-properties officeooo:rsid="0016ccc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ariable transformations: Company_Creation_Date – Create_Periods (5 categories)</text:p>
      <text:p text:style-name="P1"/>
      <text:p text:style-name="P7"><text:span text:style-name="T1">collinearity = <text:s/>Collinearty effects </text:span><text:span text:style-name="T16">total transactions=0.733 Total revenue – total usage= 0.693</text:span></text:p>
      <text:p text:style-name="P2"/>
      <text:p text:style-name="P3"/>
      <text:p text:style-name="P3">Variables: total_usage, total_products</text:p>
      <text:p text:style-name="P1"/>
      <text:p text:style-name="P1">Impute missing values in total_Accounts variable using bag approach</text:p>
      <text:p text:style-name="P1"/>
      <text:p text:style-name="P1">Apply over/under sampling method with SMOTE to counter the imbalance in the response value. </text:p>
      <text:p text:style-name="P1"/>
      <text:p text:style-name="P1">Center/scale variables </text:p>
      <text:p text:style-name="P1"/>
      <text:p text:style-name="P1"/>
      <text:p text:style-name="P1">Best model : knn (k = 10) with centering/scaling, SMOTE, <text:span text:style-name="T2">without total_usage and total_products</text:span> ==&gt; <text:span text:style-name="T2">ROC ~ 0.61. </text:span></text:p>
      <text:p text:style-name="P1"/>
      <text:p text:style-name="P4">Additional Variables from firmographic data: Revenue range, major industry category, small business indicator, public/private indicator, and Business Code.</text:p>
      <text:p text:style-name="P4"/>
      <text:p text:style-name="P5">Discarded variables: <text:span text:style-name="T1">collinearity = <text:s/></text:span></text:p>
      <text:p text:style-name="P4"/>
      <text:p text:style-name="P5">Out of the 7 predictor variables in the model dataset provided by West, Company_Number was dropped right away, as no important meaning can be derived by unique identifiers. </text:p>
      <text:p text:style-name="P5"/>
      <text:p text:style-name="P5">The Company_Creation_Date variable <text:span text:style-name="T4">was</text:span> converted to <text:span text:style-name="T4">a </text:span><text:span text:style-name="T6">POSIXct</text:span><text:span text:style-name="T4"> date format compatible with R data frames, and was then subsequently transformed into a new variable (CreationDatePeriod) that bins each creation date into 1 of 5 time intervals. </text:span></text:p>
      <text:p text:style-name="P5"/>
      <text:p text:style-name="P14">Data Preparation:</text:p>
      <text:p text:style-name="P6"/>
      <text:p text:style-name="P11"><text:span text:style-name="T9">Processing Individual Variables:</text:span></text:p>
      <text:p text:style-name="P8"><text:span text:style-name="T9"/></text:p>
      <text:list xml:id="list4020217208" text:style-name="L1">
        <text:list-item>
          <text:p text:style-name="P12"><text:span text:style-name="T11">Company_Number</text:span><text:span text:style-name="T10"> – </text:span><text:span text:style-name="T3">Company_Number was dropped right away, since unique identifiers cannot provide any meaningful information to any model. </text:span></text:p>
          <text:p text:style-name="P12"/>
        </text:list-item>
        <text:list-item>
          <text:p text:style-name="P15"><text:span text:style-name="T9">churned –</text:span><text:span text:style-name="T20"> Values were converted from integer to factor with two levels corresponding to</text:span><text:span text:style-name="T14"> Yes </text:span><text:span text:style-name="T20">(churned) and</text:span><text:span text:style-name="T14"> No </text:span><text:span text:style-name="T20">(not churn) </text:span></text:p>
          <text:p text:style-name="P15"><text:span text:style-name="T20"/></text:p>
        </text:list-item>
        <text:list-item>
          <text:p text:style-name="P13"><text:span text:style-name="T12">Company_Creation_Date </text:span><text:span text:style-name="T23">- </text:span><text:span text:style-name="T22">T</text:span><text:span text:style-name="T24">he Company_Creation_Date variable </text:span><text:span text:style-name="T21">was</text:span><text:span text:style-name="T24"> converted to </text:span><text:span text:style-name="T21">a POSIXct date format compatible with R data frames, and </text:span><text:span text:style-name="T23">a new variable was derived</text:span><text:span text:style-name="T21"> (</text:span><text:span text:style-name="T13">CreationDatePeriods</text:span><text:span text:style-name="T21">) that bins each creation date into 1 </text:span><text:span text:style-name="T22">out </text:span><text:span text:style-name="T21">of 5 time intervals.</text:span></text:p>
          <text:p text:style-name="P13"><text:span text:style-name="T21"><text:s/></text:span></text:p>
        </text:list-item>
        <text:list-item>
          <text:p text:style-name="P12"><text:span text:style-name="T13">I</text:span><text:span text:style-name="T11">mputing missing values</text:span><text:span text:style-name="T22"> </text:span><text:span text:style-name="T25">–</text:span><text:span text:style-name="T22"> The </text:span><text:span text:style-name="T23">“bagImpute” method from caret’s </text:span><text:span text:style-name="T15">preProcess </text:span><text:span text:style-name="T23">function was utilized for imputing the 106 NA values present within total_accounts.</text:span></text:p>
        </text:list-item>
      </text:list>
      <text:p text:style-name="P9"><text:span text:style-name="T23"/></text:p>
      <text:p text:style-name="P10">Determining collinearity <text:span text:style-name="T20">(using </text:span><text:span text:style-name="T19">ggpairs)</text:span>:</text:p>
      <text:p text:style-name="P10"/>
      <text:list xml:id="list3886682536" text:style-name="L3">
        <text:list-item>
          <text:p text:style-name="P16"><text:bookmark text:name="docs-internal-guid-93547218-7fff-65a1-de7b-542e5d0788e4"/>total_products – total_transactions=0.733</text:p>
        </text:list-item>
        <text:list-item>
          <text:p text:style-name="P16"><text:soft-page-break/>total_revenue – total_usage= 0.693</text:p>
        </text:list-item>
      </text:list>
      <text:p text:style-name="P23"/>
      <text:p text:style-name="P23">Applying SMOTE for oversampling:</text:p>
      <text:p text:style-name="P23"/>
      <text:list xml:id="list3545726729" text:style-name="L4">
        <text:list-item>
          <text:p text:style-name="P17">To account for the strong disparity between not-churned (93%) and churned (7%) values within the training data, <text:span text:style-name="T7">smote </text:span><text:span text:style-name="T26">was specified in the </text:span><text:span text:style-name="T7">trainControl </text:span><text:span text:style-name="T26">function for applying an oversampling approach to inflate the churn data with artificial values.</text:span></text:p>
        </text:list-item>
      </text:list>
      <text:p text:style-name="P24"/>
      <text:p text:style-name="P24">Centering/Scaling</text:p>
      <text:p text:style-name="P24"/>
      <text:list xml:id="list1747994585" text:style-name="L5">
        <text:list-item>
          <text:p text:style-name="P18">To address the pronounced differences in scales between the predictor variables, the <text:span text:style-name="T5">center </text:span>and <text:span text:style-name="T5">scale</text:span> options were passed to the<text:span text:style-name="T5"> preProcess</text:span> argument of carets<text:span text:style-name="T5"> train</text:span> function, effectively transforming the variable data into normal distributions with mean 0.</text:p>
        </text:list-item>
      </text:list>
      <text:p text:style-name="P24"/>
      <text:p text:style-name="P25">Resampling</text:p>
      <text:p text:style-name="P24"/>
      <text:list xml:id="list3393992921" text:style-name="L7">
        <text:list-item>
          <text:p text:style-name="P20">Training data was partitioned into a 70:30 split <text:span text:style-name="T27">(training:validation).</text:span></text:p>
        </text:list-item>
      </text:list>
      <text:p text:style-name="P24"/>
      <text:p text:style-name="P24">Model Implementations</text:p>
      <text:p text:style-name="P24"/>
      <text:list xml:id="list2632853570" text:style-name="L6">
        <text:list-item>
          <text:p text:style-name="P19">model <text:span text:style-name="T27">types</text:span>: </text:p>
          <text:list>
            <text:list-item>
              <text:p text:style-name="P19"><text:span text:style-name="T8">Logistic Regression </text:span></text:p>
            </text:list-item>
            <text:list-item>
              <text:p text:style-name="P19"><text:span text:style-name="T8">LDA </text:span></text:p>
            </text:list-item>
            <text:list-item>
              <text:p text:style-name="P19"><text:span text:style-name="T8">QDA </text:span></text:p>
            </text:list-item>
            <text:list-item>
              <text:p text:style-name="P19"><text:span text:style-name="T8">KNN</text:span></text:p>
              <text:p text:style-name="P19"><text:span text:style-name="T8"/></text:p>
            </text:list-item>
          </text:list>
        </text:list-item>
        <text:list-item>
          <text:p text:style-name="P21">model forms: </text:p>
          <text:list>
            <text:list-item>
              <text:p text:style-name="P21">churned ~ All variables </text:p>
            </text:list-item>
            <text:list-item>
              <text:p text:style-name="P21">churned ~ All variables -total_<text:span text:style-name="T28">usage</text:span></text:p>
            </text:list-item>
            <text:list-item>
              <text:p text:style-name="P22">churned ~ All variables -total_usage -total_product</text:p>
            </text:list-item>
            <text:list-item>
              <text:p text:style-name="P27"><text:span text:style-name="T17">churned ~ All variables -total_product</text:span></text:p>
            </text:list-item>
          </text:list>
        </text:list-item>
      </text:list>
      <text:p text:style-name="P10"/>
      <text:list xml:id="list213911841754320" text:continue-list="list3886682536" text:style-name="L3">
        <text:list-item>
          <text:p text:style-name="P26">Results: Out of all model types and model forms, KNN (k = 10<text:span text:style-name="T28">) with both </text:span><text:span text:style-name="T17">total_usage </text:span><text:span text:style-name="T18">and </text:span><text:span text:style-name="T17">total_product </text:span><text:span text:style-name="T18">excluded, provided the largest AUC at ~ 0.61, and Sensitivity of ~ 0.11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4T19:17:43.703064420</meta:creation-date>
    <dc:date>2019-10-14T21:39:10.166485460</dc:date>
    <meta:editing-duration>PT21M38S</meta:editing-duration>
    <meta:editing-cycles>4</meta:editing-cycles>
    <meta:generator>LibreOffice/6.2.2.2$Linux_X86_64 LibreOffice_project/2b840030fec2aae0fd2658d8d4f9548af4e3518d</meta:generator>
    <meta:document-statistic meta:table-count="0" meta:image-count="0" meta:object-count="0" meta:page-count="2" meta:paragraph-count="42" meta:word-count="431" meta:character-count="2992" meta:non-whitespace-character-count="2599"/>
  </office:meta>
</office:document-meta>
</file>